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59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1.743cm"/>
    </style:style>
    <style:style style:name="co7" style:family="table-column">
      <style:table-column-properties fo:break-before="auto" style:column-width="1.852cm"/>
    </style:style>
    <style:style style:name="co8" style:family="table-column">
      <style:table-column-properties fo:break-before="auto" style:column-width="2.45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1.688cm"/>
    </style:style>
    <style:style style:name="co13" style:family="table-column">
      <style:table-column-properties fo:break-before="auto" style:column-width="2.1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ff0000" style:font-name="Liberation Sans" fo:font-weight="bold" style:font-weight-asian="bold" style:font-weight-complex="bold"/>
    </style:style>
    <style:style style:name="ce9" style:family="table-cell" style:parent-style-name="Default">
      <style:text-properties fo:color="#ff0000" style:font-name="Liberation Sans"/>
    </style:style>
    <style:style style:name="ce4" style:family="table-cell" style:parent-style-name="Default">
      <style:text-properties fo:color="#808080" style:font-name="Liberation Sans" fo:font-weight="bold" style:font-weight-asian="bold" style:font-weight-complex="bold"/>
    </style:style>
    <style:style style:name="ce5" style:family="table-cell" style:parent-style-name="Default">
      <style:text-properties fo:color="#808080" style:font-name="Liberation Sans"/>
    </style:style>
    <style:style style:name="ce12" style:family="table-cell" style:parent-style-name="Default">
      <style:table-cell-properties fo:background-color="transparent"/>
      <style:text-properties fo:color="#ff4000" style:font-name="Liberation Sans" fo:font-weight="bold" style:font-weight-asian="bold" style:font-weight-complex="bold"/>
    </style:style>
    <style:style style:name="ce13" style:family="table-cell" style:parent-style-name="Default">
      <style:table-cell-properties fo:background-color="transparent"/>
      <style:text-properties fo:color="#ff4000" style:font-name="Liberation Sans"/>
    </style:style>
    <style:style style:name="ce14" style:family="table-cell" style:parent-style-name="Default">
      <style:text-properties fo:color="#729fcf" style:font-name="Liberation Sans" fo:font-weight="bold" style:font-weight-asian="bold" style:font-weight-complex="bold"/>
    </style:style>
    <style:style style:name="ce15" style:family="table-cell" style:parent-style-name="Default">
      <style:text-properties fo:color="#729fcf" style:font-name="Liberation Sans"/>
    </style:style>
    <style:style style:name="ce16" style:family="table-cell" style:parent-style-name="Default">
      <style:text-properties fo:color="#355269" style:font-name="Liberation Sans" fo:font-weight="bold" style:font-weight-asian="bold" style:font-weight-complex="bold"/>
    </style:style>
    <style:style style:name="ce17" style:family="table-cell" style:parent-style-name="Default">
      <style:text-properties fo:color="#355269" style:font-name="Liberation Sans"/>
    </style:style>
    <style:style style:name="ce18" style:family="table-cell" style:parent-style-name="Default">
      <style:text-properties fo:color="#127622" style:font-name="Liberation Sans" fo:font-weight="bold" style:font-weight-asian="bold" style:font-weight-complex="bold"/>
    </style:style>
    <style:style style:name="ce19" style:family="table-cell" style:parent-style-name="Default">
      <style:text-properties fo:color="#127622" style:font-name="Liberation Sans"/>
    </style:style>
    <style:style style:name="ce20" style:family="table-cell" style:parent-style-name="Default">
      <style:text-properties fo:color="#5b277d" style:font-name="Liberation Sans" fo:font-weight="bold" style:font-weight-asian="bold" style:font-weight-complex="bold"/>
    </style:style>
    <style:style style:name="ce21" style:family="table-cell" style:parent-style-name="Default">
      <style:text-properties fo:color="#5b277d" style:font-name="Liberation Sans"/>
    </style:style>
    <style:style style:name="ce22" style:family="table-cell" style:parent-style-name="Default">
      <style:text-properties fo:color="#acb20c" style:font-name="Liberation Sans" fo:font-weight="bold" style:font-weight-asian="bold" style:font-weight-complex="bold"/>
    </style:style>
    <style:style style:name="ce23" style:family="table-cell" style:parent-style-name="Default">
      <style:text-properties fo:color="#acb20c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9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5"/>
        <table:table-column table:style-name="co10" table:default-cell-style-name="ce13"/>
        <table:table-column table:style-name="co11" table:default-cell-style-name="ce15"/>
        <table:table-column table:style-name="co4" table:default-cell-style-name="ce17"/>
        <table:table-column table:style-name="co12" table:default-cell-style-name="ce19"/>
        <table:table-column table:style-name="co3" table:default-cell-style-name="ce21"/>
        <table:table-column table:style-name="co12" table:default-cell-style-name="ce23"/>
        <table:table-column table:style-name="co5" table:default-cell-style-name="ce2"/>
        <table:table-column table:style-name="co8" table:default-cell-style-name="ce2"/>
        <table:table-column table:style-name="co13" table:default-cell-style-name="ce2"/>
        <table:table-column table:style-name="co4" table:number-columns-repeated="16362" table:default-cell-style-name="ce2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D</text:p>
          </table:table-cell>
          <table:table-cell table:style-name="ce8" office:value-type="string" calcext:value-type="string">
            <text:p>NIVEAU</text:p>
          </table:table-cell>
          <table:table-cell table:style-name="ce1" office:value-type="string" calcext:value-type="string">
            <text:p>STRENGTH</text:p>
          </table:table-cell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AGILITY</text:p>
          </table:table-cell>
          <table:table-cell table:style-name="ce1" office:value-type="string" calcext:value-type="string">
            <text:p>VITALITY</text:p>
          </table:table-cell>
          <table:table-cell table:style-name="ce1" office:value-type="string" calcext:value-type="string">
            <text:p>WILLPOWER</text:p>
          </table:table-cell>
          <table:table-cell table:style-name="ce4" office:value-type="string" calcext:value-type="string">
            <text:p>CHECK STATS</text:p>
          </table:table-cell>
          <table:table-cell table:style-name="ce12" office:value-type="string" calcext:value-type="string">
            <text:p>FIRE</text:p>
          </table:table-cell>
          <table:table-cell table:style-name="ce14" office:value-type="string" calcext:value-type="string">
            <text:p>ICE</text:p>
          </table:table-cell>
          <table:table-cell table:style-name="ce16" office:value-type="string" calcext:value-type="string">
            <text:p>LIGHTNING</text:p>
          </table:table-cell>
          <table:table-cell table:style-name="ce18" office:value-type="string" calcext:value-type="string">
            <text:p>EARTH</text:p>
          </table:table-cell>
          <table:table-cell table:style-name="ce20" office:value-type="string" calcext:value-type="string">
            <text:p>DARK</text:p>
          </table:table-cell>
          <table:table-cell table:style-name="ce22" office:value-type="string" calcext:value-type="string">
            <text:p>HOLY</text:p>
          </table:table-cell>
          <table:table-cell table:style-name="ce1" office:value-type="string" calcext:value-type="string">
            <text:p>SPELL 1</text:p>
          </table:table-cell>
          <table:table-cell table:style-name="ce1" office:value-type="string" calcext:value-type="string">
            <text:p>SPELL 2</text:p>
          </table:table-cell>
          <table:table-cell table:style-name="ce1" office:value-type="string" calcext:value-type="string">
            <text:p>LOOT</text:p>
          </table:table-cell>
          <table:table-cell table:style-name="ce1" table:number-columns-repeated="16362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8+(2*[.C2])=SUM([.D2:.H2]); &quot;Validé&quot;; &quot;Manque : &quot; &amp; (8+(2*[.C2]) - SUM([.D2:.H2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illard gobelin</text:p>
          </table:table-cell>
          <table:table-cell office:value-type="string" calcext:value-type="string">
            <text:p>pillardGobeli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IF(8+(2*[.C3])=SUM([.D3:.H3]); &quot;Validé&quot;; &quot;Manque : &quot; &amp; (8+(2*[.C3]) - SUM([.D3:.H3])))" office:value-type="string" office:string-value="Validé" calcext:value-type="string">
            <text:p>Validé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zombi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8+(2*[.C4])=SUM([.D4:.H4]); &quot;Validé&quot;; &quot;Manque : &quot; &amp; (8+(2*[.C4]) - SUM([.D4:.H4])))" office:value-type="string" office:string-value="Validé" calcext:value-type="string">
            <text:p>Validé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bandi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8+(2*[.C5])=SUM([.D5:.H5]); &quot;Validé&quot;; &quot;Manque : &quot; &amp; (8+(2*[.C5]) - SUM([.D5:.H5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sword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Araignée géante</text:p>
          </table:table-cell>
          <table:table-cell office:value-type="string" calcext:value-type="string">
            <text:p>araigneeGeant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8+(2*[.C6])=SUM([.D6:.H6]); &quot;Validé&quot;; &quot;Manque : &quot; &amp; (8+(2*[.C6]) - SUM([.D6:.H6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Élémentaire de feu</text:p>
          </table:table-cell>
          <table:table-cell office:value-type="string" calcext:value-type="string">
            <text:p>elementaireFeu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8+(2*[.C7])=SUM([.D7:.H7]); &quot;Validé&quot;; &quot;Manque : &quot; &amp; (8+(2*[.C7]) - SUM([.D7:.H7])))" office:value-type="string" office:string-value="Validé" calcext:value-type="string">
            <text:p>Validé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1</text:p>
          </table:table-cell>
          <table:table-cell office:value-type="string" calcext:value-type="string">
            <text:p>fireAoe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quelette</text:p>
          </table:table-cell>
          <table:table-cell office:value-type="string" calcext:value-type="string">
            <text:p>squelett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8+(2*[.C8])=SUM([.D8:.H8]); &quot;Validé&quot;; &quot;Manque : &quot; &amp; (8+(2*[.C8]) - SUM([.D8:.H8])))" office:value-type="string" office:string-value="Validé" calcext:value-type="string">
            <text:p>Validé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Maraudeur</text:p>
          </table:table-cell>
          <table:table-cell office:value-type="string" calcext:value-type="string">
            <text:p>maraudeu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IF(8+(2*[.C9])=SUM([.D9:.H9]); &quot;Validé&quot;; &quot;Manque : &quot; &amp; (8+(2*[.C9]) - SUM([.D9:.H9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baton2</text:p>
          </table:table-cell>
          <table:table-cell table:number-columns-repeated="16362"/>
        </table:table-row>
        <table:table-row table:style-name="ro1">
          <table:table-cell table:style-name="Default" office:value-type="string" calcext:value-type="string">
            <text:p>Scorpion géant</text:p>
          </table:table-cell>
          <table:table-cell office:value-type="string" calcext:value-type="string">
            <text:p>scorpionGean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8+(2*[.C10])=SUM([.D10:.H10]); &quot;Validé&quot;; &quot;Manque : &quot; &amp; (8+(2*[.C10]) - SUM([.D10:.H10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uerrier orc</text:p>
          </table:table-cell>
          <table:table-cell office:value-type="string" calcext:value-type="string">
            <text:p>guerrierOr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IF(8+(2*[.C11])=SUM([.D11:.H11]); &quot;Validé&quot;; &quot;Manque : &quot; &amp; (8+(2*[.C11]) - SUM([.D11:.H11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hache2</text:p>
          </table:table-cell>
          <table:table-cell table:number-columns-repeated="16362"/>
        </table:table-row>
        <table:table-row table:style-name="ro1">
          <table:table-cell table:style-name="Default" office:value-type="string" calcext:value-type="string">
            <text:p>Goule</text:p>
          </table:table-cell>
          <table:table-cell office:value-type="string" calcext:value-type="string">
            <text:p>gou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IF(8+(2*[.C12])=SUM([.D12:.H12]); &quot;Validé&quot;; &quot;Manque : &quot; &amp; (8+(2*[.C12]) - SUM([.D12:.H12])))" office:value-type="string" office:string-value="Validé" calcext:value-type="string">
            <text:p>Validé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6365"/>
        </table:table-row>
        <table:table-row table:style-name="ro1">
          <table:table-cell table:style-name="Default" office:value-type="string" calcext:value-type="string">
            <text:p>Mercenaire</text:p>
          </table:table-cell>
          <table:table-cell office:value-type="string" calcext:value-type="string">
            <text:p>mercenair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IF(8+(2*[.C13])=SUM([.D13:.H13]); &quot;Validé&quot;; &quot;Manque : &quot; &amp; (8+(2*[.C13]) - SUM([.D13:.H13])))" office:value-type="string" office:string-value="Validé" calcext:value-type="string">
            <text:p>Validé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anglier</text:p>
          </table:table-cell>
          <table:table-cell office:value-type="string" calcext:value-type="string">
            <text:p>sangli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IF(8+(2*[.C14])=SUM([.D14:.H14]); &quot;Validé&quot;; &quot;Manque : &quot; &amp; (8+(2*[.C14]) - SUM([.D14:.H14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Élémentaire de glace</text:p>
          </table:table-cell>
          <table:table-cell office:value-type="string" calcext:value-type="string">
            <text:p>elementaireGlac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8+(2*[.C15])=SUM([.D15:.H15]); &quot;Validé&quot;; &quot;Manque : &quot; &amp; (8+(2*[.C15]) - SUM([.D15:.H15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ceTarget1</text:p>
          </table:table-cell>
          <table:table-cell office:value-type="string" calcext:value-type="string">
            <text:p>iceAoe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Revenant</text:p>
          </table:table-cell>
          <table:table-cell office:value-type="string" calcext:value-type="string">
            <text:p>revenant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8+(2*[.C16])=SUM([.D16:.H16]); &quot;Validé&quot;; &quot;Manque : &quot; &amp; (8+(2*[.C16]) - SUM([.D16:.H16])))" office:value-type="string" office:string-value="Validé" calcext:value-type="string">
            <text:p>Validé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6"/>
          <table:table-cell office:value-type="string" calcext:value-type="string">
            <text:p>baton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arbare</text:p>
          </table:table-cell>
          <table:table-cell office:value-type="string" calcext:value-type="string">
            <text:p>barbare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IF(8+(2*[.C17])=SUM([.D17:.H17]); &quot;Validé&quot;; &quot;Manque : &quot; &amp; (8+(2*[.C17]) - SUM([.D17:.H17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hache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Loup</text:p>
          </table:table-cell>
          <table:table-cell office:value-type="string" calcext:value-type="string">
            <text:p>loup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8+(2*[.C18])=SUM([.D18:.H18]); &quot;Validé&quot;; &quot;Manque : &quot; &amp; (8+(2*[.C18]) - SUM([.D18:.H18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obgobelin</text:p>
          </table:table-cell>
          <table:table-cell office:value-type="string" calcext:value-type="string">
            <text:p>hobgobeli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IF(8+(2*[.C19])=SUM([.D19:.H19]); &quot;Validé&quot;; &quot;Manque : &quot; &amp; (8+(2*[.C19]) - SUM([.D19:.H19])))" office:value-type="string" office:string-value="Validé" calcext:value-type="string">
            <text:p>Validé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Vampire</text:p>
          </table:table-cell>
          <table:table-cell office:value-type="string" calcext:value-type="string">
            <text:p>vampir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8+(2*[.C20])=SUM([.D20:.H20]); &quot;Validé&quot;; &quot;Manque : &quot; &amp; (8+(2*[.C20]) - SUM([.D20:.H20])))" office:value-type="string" office:string-value="Validé" calcext:value-type="string">
            <text:p>Validé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kTarget1</text:p>
          </table:table-cell>
          <table:table-cell/>
          <table:table-cell office:value-type="string" calcext:value-type="string">
            <text:p>sword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Assassin</text:p>
          </table:table-cell>
          <table:table-cell office:value-type="string" calcext:value-type="string">
            <text:p>assassi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8+(2*[.C21])=SUM([.D21:.H21]); &quot;Validé&quot;; &quot;Manque : &quot; &amp; (8+(2*[.C21]) - SUM([.D21:.H21])))" office:value-type="string" office:string-value="Validé" calcext:value-type="string">
            <text:p>Validé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our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IF(8+(2*[.C22])=SUM([.D22:.H22]); &quot;Validé&quot;; &quot;Manque : &quot; &amp; (8+(2*[.C22]) - SUM([.D22:.H22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Élémentaire de terre</text:p>
          </table:table-cell>
          <table:table-cell office:value-type="string" calcext:value-type="string">
            <text:p>elementaireTerre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IF(8+(2*[.C23])=SUM([.D23:.H23]); &quot;Validé&quot;; &quot;Manque : &quot; &amp; (8+(2*[.C23]) - SUM([.D23:.H23])))" office:value-type="string" office:string-value="Validé" calcext:value-type="string">
            <text:p>Validé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arthTarget1</text:p>
          </table:table-cell>
          <table:table-cell office:value-type="string" calcext:value-type="string">
            <text:p>earthAoe1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Spectre</text:p>
          </table:table-cell>
          <table:table-cell office:value-type="string" calcext:value-type="string">
            <text:p>spectr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7" calcext:value-type="float">
            <text:p>7</text:p>
          </table:table-cell>
          <table:table-cell table:formula="of:=IF(8+(2*[.C24])=SUM([.D24:.H24]); &quot;Validé&quot;; &quot;Manque : &quot; &amp; (8+(2*[.C24]) - SUM([.D24:.H24])))" office:value-type="string" office:string-value="Validé" calcext:value-type="string">
            <text:p>Validé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Target1</text:p>
          </table:table-cell>
          <table:table-cell table:number-columns-repeated="16364"/>
        </table:table-row>
        <table:table-row table:style-name="ro1">
          <table:table-cell table:style-name="ce3" office:value-type="string" calcext:value-type="string">
            <text:p>Nécromancien</text:p>
          </table:table-cell>
          <table:table-cell office:value-type="string" calcext:value-type="string">
            <text:p>necromancien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IF(8+(2*[.C25])=SUM([.D25:.H25]); &quot;Validé&quot;; &quot;Manque : &quot; &amp; (8+(2*[.C25]) - SUM([.D25:.H25])))" office:value-type="string" office:string-value="Validé" calcext:value-type="string">
            <text:p>Validé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Aoe1</text:p>
          </table:table-cell>
          <table:table-cell/>
          <table:table-cell office:value-type="string" calcext:value-type="string">
            <text:p>baton3</text:p>
          </table:table-cell>
          <table:table-cell table:number-columns-repeated="16362"/>
        </table:table-row>
        <table:table-row table:style-name="ro1">
          <table:table-cell table:style-name="ce3" office:value-type="string" calcext:value-type="string">
            <text:p>Basilic</text:p>
          </table:table-cell>
          <table:table-cell office:value-type="string" calcext:value-type="string">
            <text:p>basilic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8+(2*[.C26])=SUM([.D26:.H26]); &quot;Validé&quot;; &quot;Manque : &quot; &amp; (8+(2*[.C26]) - SUM([.D26:.H26])))" office:value-type="string" office:string-value="Validé" calcext:value-type="string">
            <text:p>Validé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roll</text:p>
          </table:table-cell>
          <table:table-cell office:value-type="string" calcext:value-type="string">
            <text:p>troll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IF(8+(2*[.C27])=SUM([.D27:.H27]); &quot;Validé&quot;; &quot;Manque : &quot; &amp; (8+(2*[.C27]) - SUM([.D27:.H27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Momie</text:p>
          </table:table-cell>
          <table:table-cell office:value-type="string" calcext:value-type="string">
            <text:p>momie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8+(2*[.C28])=SUM([.D28:.H28]); &quot;Validé&quot;; &quot;Manque : &quot; &amp; (8+(2*[.C28]) - SUM([.D28:.H28])))" office:value-type="string" office:string-value="Validé" calcext:value-type="string">
            <text:p>Validé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Chevalier noir</text:p>
          </table:table-cell>
          <table:table-cell office:value-type="string" calcext:value-type="string">
            <text:p>chevalierNoi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8+(2*[.C29])=SUM([.D29:.H29]); &quot;Validé&quot;; &quot;Manque : &quot; &amp; (8+(2*[.C29]) - SUM([.D29:.H29])))" office:value-type="string" office:string-value="Validé" calcext:value-type="string">
            <text:p>Validé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Target1</text:p>
          </table:table-cell>
          <table:table-cell office:value-type="string" calcext:value-type="string">
            <text:p>healTarget1</text:p>
          </table:table-cell>
          <table:table-cell office:value-type="string" calcext:value-type="string">
            <text:p>sword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string" calcext:value-type="string">
            <text:p>manticore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IF(8+(2*[.C30])=SUM([.D30:.H30]); &quot;Validé&quot;; &quot;Manque : &quot; &amp; (8+(2*[.C30]) - SUM([.D30:.H30])))" office:value-type="string" office:string-value="Validé" calcext:value-type="string">
            <text:p>Validé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Élémentaire de foudre</text:p>
          </table:table-cell>
          <table:table-cell office:value-type="string" calcext:value-type="string">
            <text:p>elementaireFoudre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IF(8+(2*[.C31])=SUM([.D31:.H31]); &quot;Validé&quot;; &quot;Manque : &quot; &amp; (8+(2*[.C31]) - SUM([.D31:.H31])))" office:value-type="string" office:string-value="Validé" calcext:value-type="string">
            <text:p>Validé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Target1</text:p>
          </table:table-cell>
          <table:table-cell office:value-type="string" calcext:value-type="string">
            <text:p>LightningAoe1</text:p>
          </table:table-cell>
          <table:table-cell table:number-columns-repeated="16363"/>
        </table:table-row>
        <table:table-row table:style-name="ro1">
          <table:table-cell table:style-name="Default" office:value-type="string" calcext:value-type="string">
            <text:p>Crocodile</text:p>
          </table:table-cell>
          <table:table-cell table:style-name="Default" office:value-type="string" calcext:value-type="string">
            <text:p>crocodile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IF(8+(2*[.C32])=SUM([.D32:.H32]); &quot;Validé&quot;; &quot;Manque : &quot; &amp; (8+(2*[.C32]) - SUM([.D32:.H32])))" office:value-type="string" office:string-value="Validé" calcext:value-type="string">
            <text:p>Validé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rserker</text:p>
          </table:table-cell>
          <table:table-cell office:value-type="string" calcext:value-type="string">
            <text:p>berserker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IF(8+(2*[.C33])=SUM([.D33:.H33]); &quot;Validé&quot;; &quot;Manque : &quot; &amp; (8+(2*[.C33]) - SUM([.D33:.H33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hache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himère</text:p>
          </table:table-cell>
          <table:table-cell office:value-type="string" calcext:value-type="string">
            <text:p>chimere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8+(2*[.C34])=SUM([.D34:.H34]); &quot;Validé&quot;; &quot;Manque : &quot; &amp; (8+(2*[.C34]) - SUM([.D34:.H34])))" office:value-type="string" office:string-value="Validé" calcext:value-type="string">
            <text:p>Validé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Target1</text:p>
          </table:table-cell>
          <table:table-cell table:number-columns-repeated="16364"/>
        </table:table-row>
        <table:table-row table:style-name="ro1">
          <table:table-cell table:style-name="Default" office:value-type="string" calcext:value-type="string">
            <text:p>Géant</text:p>
          </table:table-cell>
          <table:table-cell office:value-type="string" calcext:value-type="string">
            <text:p>geant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IF(8+(2*[.C35])=SUM([.D35:.H35]); &quot;Validé&quot;; &quot;Manque : &quot; &amp; (8+(2*[.C35]) - SUM([.D35:.H35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hache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Dragonnet rouge</text:p>
          </table:table-cell>
          <table:table-cell office:value-type="string" calcext:value-type="string">
            <text:p>dragonnetRoug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8+(2*[.C36])=SUM([.D36:.H36]); &quot;Validé&quot;; &quot;Manque : &quot; &amp; (8+(2*[.C36]) - SUM([.D36:.H36])))" office:value-type="string" office:string-value="Validé" calcext:value-type="string">
            <text:p>Validé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Aoe1</text:p>
          </table:table-cell>
          <table:table-cell table:number-columns-repeated="16364"/>
        </table:table-row>
        <table:table-row table:style-name="ro1">
          <table:table-cell table:style-name="Default" office:value-type="string" calcext:value-type="string">
            <text:p>Apôtre maudit</text:p>
          </table:table-cell>
          <table:table-cell office:value-type="string" calcext:value-type="string">
            <text:p>apotreMaudit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8+(2*[.C37])=SUM([.D37:.H37]); &quot;Validé&quot;; &quot;Manque : &quot; &amp; (8+(2*[.C37]) - SUM([.D37:.H37])))" office:value-type="string" office:string-value="Validé" calcext:value-type="string">
            <text:p>Validé</text:p>
          </table:table-cell>
          <table:table-cell table:number-columns-repeated="6"/>
          <table:table-cell office:value-type="string" calcext:value-type="string">
            <text:p>holyAoe1</text:p>
          </table:table-cell>
          <table:table-cell office:value-type="string" calcext:value-type="string">
            <text:p>healTarget1</text:p>
          </table:table-cell>
          <table:table-cell office:value-type="string" calcext:value-type="string">
            <text:p>baton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Griffon</text:p>
          </table:table-cell>
          <table:table-cell office:value-type="string" calcext:value-type="string">
            <text:p>griffon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IF(8+(2*[.C38])=SUM([.D38:.H38]); &quot;Validé&quot;; &quot;Manque : &quot; &amp; (8+(2*[.C38]) - SUM([.D38:.H38])))" office:value-type="string" office:string-value="Validé" calcext:value-type="string">
            <text:p>Validé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Élémentaire de ténèbres</text:p>
          </table:table-cell>
          <table:table-cell office:value-type="string" calcext:value-type="string">
            <text:p>elementaireTenebres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IF(8+(2*[.C39])=SUM([.D39:.H39]); &quot;Validé&quot;; &quot;Manque : &quot; &amp; (8+(2*[.C39]) - SUM([.D39:.H39])))" office:value-type="string" office:string-value="Validé" calcext:value-type="string">
            <text:p>Validé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Target1</text:p>
          </table:table-cell>
          <table:table-cell office:value-type="string" calcext:value-type="string">
            <text:p>darkAoe1</text:p>
          </table:table-cell>
          <table:table-cell table:number-columns-repeated="16363"/>
        </table:table-row>
        <table:table-row table:style-name="ro1">
          <table:table-cell table:style-name="Default" office:value-type="string" calcext:value-type="string">
            <text:p>Centaure</text:p>
          </table:table-cell>
          <table:table-cell table:style-name="Default" office:value-type="string" calcext:value-type="string">
            <text:p>centaure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IF(8+(2*[.C40])=SUM([.D40:.H40]); &quot;Validé&quot;; &quot;Manque : &quot; &amp; (8+(2*[.C40]) - SUM([.D40:.H40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sword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Avatar martial</text:p>
          </table:table-cell>
          <table:table-cell office:value-type="string" calcext:value-type="string">
            <text:p>avatarMartia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IF(8+(2*[.C41])=SUM([.D41:.H41]); &quot;Validé&quot;; &quot;Manque : &quot; &amp; (8+(2*[.C41]) - SUM([.D41:.H41])))" office:value-type="string" office:string-value="Validé" calcext:value-type="string">
            <text:p>Validé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yverne</text:p>
          </table:table-cell>
          <table:table-cell office:value-type="string" calcext:value-type="string">
            <text:p>wyverne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IF(8+(2*[.C42])=SUM([.D42:.H42]); &quot;Validé&quot;; &quot;Manque : &quot; &amp; (8+(2*[.C42]) - SUM([.D42:.H42])))" office:value-type="string" office:string-value="Validé" calcext:value-type="string">
            <text:p>Validé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aman gobelin</text:p>
          </table:table-cell>
          <table:table-cell office:value-type="string" calcext:value-type="string">
            <text:p>chamanGobelin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IF(8+(2*[.C43])=SUM([.D43:.H43]); &quot;Validé&quot;; &quot;Manque : &quot; &amp; (8+(2*[.C43]) - SUM([.D43:.H43])))" office:value-type="string" office:string-value="Validé" calcext:value-type="string">
            <text:p>Validé</text:p>
          </table:table-cell>
          <table:table-cell table:number-columns-repeated="6"/>
          <table:table-cell office:value-type="string" calcext:value-type="string">
            <text:p>darkTarget2</text:p>
          </table:table-cell>
          <table:table-cell office:value-type="string" calcext:value-type="string">
            <text:p>healTarge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ragonnet blanc</text:p>
          </table:table-cell>
          <table:table-cell office:value-type="string" calcext:value-type="string">
            <text:p>dragonnetBlanc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IF(8+(2*[.C44])=SUM([.D44:.H44]); &quot;Validé&quot;; &quot;Manque : &quot; &amp; (8+(2*[.C44]) - SUM([.D44:.H44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office:value-type="string" calcext:value-type="string">
            <text:p>iceAoe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itan délabré</text:p>
          </table:table-cell>
          <table:table-cell office:value-type="string" calcext:value-type="string">
            <text:p>titanDelabre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IF(8+(2*[.C45])=SUM([.D45:.H45]); &quot;Validé&quot;; &quot;Manque : &quot; &amp; (8+(2*[.C45]) - SUM([.D45:.H45])))" office:value-type="string" office:string-value="Validé" calcext:value-type="string">
            <text:p>Validé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phinx</text:p>
          </table:table-cell>
          <table:table-cell office:value-type="string" calcext:value-type="string">
            <text:p>sphinx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IF(8+(2*[.C46])=SUM([.D46:.H46]); &quot;Validé&quot;; &quot;Manque : &quot; &amp; (8+(2*[.C46]) - SUM([.D46:.H46])))" office:value-type="string" office:string-value="Validé" calcext:value-type="string">
            <text:p>Validé</text:p>
          </table:table-cell>
          <table:table-cell table:number-columns-repeated="6"/>
          <table:table-cell office:value-type="string" calcext:value-type="string">
            <text:p>fireAoe2</text:p>
          </table:table-cell>
          <table:table-cell office:value-type="string" calcext:value-type="string">
            <text:p>healAoe2</text:p>
          </table:table-cell>
          <table:table-cell office:value-type="string" calcext:value-type="string">
            <text:p>baton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Élémentaire de lumière</text:p>
          </table:table-cell>
          <table:table-cell office:value-type="string" calcext:value-type="string">
            <text:p>elementaireLumiere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IF(8+(2*[.C47])=SUM([.D47:.H47]); &quot;Validé&quot;; &quot;Manque : &quot; &amp; (8+(2*[.C47]) - SUM([.D47:.H47])))" office:value-type="string" office:string-value="Validé" calcext:value-type="string">
            <text:p>Validé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yTarget2</text:p>
          </table:table-cell>
          <table:table-cell office:value-type="string" calcext:value-type="string">
            <text:p>holyAoe2</text:p>
          </table:table-cell>
          <table:table-cell table:number-columns-repeated="16363"/>
        </table:table-row>
        <table:table-row table:style-name="ro1">
          <table:table-cell table:style-name="Default" office:value-type="string" calcext:value-type="string">
            <text:p>Diablotin</text:p>
          </table:table-cell>
          <table:table-cell table:style-name="Default" office:value-type="string" calcext:value-type="string">
            <text:p>diablotin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8+(2*[.C48])=SUM([.D48:.H48]); &quot;Validé&quot;; &quot;Manque : &quot; &amp; (8+(2*[.C48]) - SUM([.D48:.H48])))" office:value-type="string" office:string-value="Validé" calcext:value-type="string">
            <text:p>Validé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word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Golem de pierre</text:p>
          </table:table-cell>
          <table:table-cell office:value-type="string" calcext:value-type="string">
            <text:p>golemPierre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IF(8+(2*[.C49])=SUM([.D49:.H49]); &quot;Validé&quot;; &quot;Manque : &quot; &amp; (8+(2*[.C49]) - SUM([.D49:.H49])))" office:value-type="string" office:string-value="Validé" calcext:value-type="string">
            <text:p>Validé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Naga</text:p>
          </table:table-cell>
          <table:table-cell office:value-type="string" calcext:value-type="string">
            <text:p>naga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IF(8+(2*[.C50])=SUM([.D50:.H50]); &quot;Validé&quot;; &quot;Manque : &quot; &amp; (8+(2*[.C50]) - SUM([.D50:.H50])))" office:value-type="string" office:string-value="Validé" calcext:value-type="string">
            <text:p>Validé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hache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haman orc</text:p>
          </table:table-cell>
          <table:table-cell office:value-type="string" calcext:value-type="string">
            <text:p>chamanOrc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(8+(2*[.C51])=SUM([.D51:.H51]); &quot;Validé&quot;; &quot;Manque : &quot; &amp; (8+(2*[.C51]) - SUM([.D51:.H51])))" office:value-type="string" office:string-value="Validé" calcext:value-type="string">
            <text:p>Validé</text:p>
          </table:table-cell>
          <table:table-cell table:number-columns-repeated="6"/>
          <table:table-cell office:value-type="string" calcext:value-type="string">
            <text:p>fireTarget2</text:p>
          </table:table-cell>
          <table:table-cell office:value-type="string" calcext:value-type="string">
            <text:p>healTarge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ragonnet vert</text:p>
          </table:table-cell>
          <table:table-cell office:value-type="string" calcext:value-type="string">
            <text:p>dragonnetVert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12" calcext:value-type="float">
            <text:p>12</text:p>
          </table:table-cell>
          <table:table-cell table:formula="of:=IF(8+(2*[.C52])=SUM([.D52:.H52]); &quot;Validé&quot;; &quot;Manque : &quot; &amp; (8+(2*[.C52]) - SUM([.D52:.H52])))" office:value-type="string" office:string-value="Validé" calcext:value-type="string">
            <text:p>Validé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earthAoe2</text:p>
          </table:table-cell>
          <table:table-cell table:number-columns-repeated="16364"/>
        </table:table-row>
        <table:table-row table:style-name="ro1">
          <table:table-cell table:style-name="Default" office:value-type="string" calcext:value-type="string">
            <text:p>Cultiste</text:p>
          </table:table-cell>
          <table:table-cell table:style-name="Default" office:value-type="string" calcext:value-type="string">
            <text:p>cultiste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IF(8+(2*[.C53])=SUM([.D53:.H53]); &quot;Validé&quot;; &quot;Manque : &quot; &amp; (8+(2*[.C53]) - SUM([.D53:.H53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sword4</text:p>
          </table:table-cell>
          <table:table-cell table:number-columns-repeated="16362"/>
        </table:table-row>
        <table:table-row table:style-name="ro1">
          <table:table-cell table:style-name="Default" office:value-type="string" calcext:value-type="string">
            <text:p>Hippogriffe</text:p>
          </table:table-cell>
          <table:table-cell table:style-name="Default" office:value-type="string" calcext:value-type="string">
            <text:p>hippogriffe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IF(8+(2*[.C54])=SUM([.D54:.H54]); &quot;Validé&quot;; &quot;Manque : &quot; &amp; (8+(2*[.C54]) - SUM([.D54:.H54])))" office:value-type="string" office:string-value="Validé" calcext:value-type="string">
            <text:p>Validé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Élémentaire de vent</text:p>
          </table:table-cell>
          <table:table-cell office:value-type="string" calcext:value-type="string">
            <text:p>elementaireVent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8+(2*[.C55])=SUM([.D55:.H55]); &quot;Validé&quot;; &quot;Manque : &quot; &amp; (8+(2*[.C55]) - SUM([.D55:.H55])))" office:value-type="string" office:string-value="Validé" calcext:value-type="string">
            <text:p>Validé</text:p>
          </table:table-cell>
          <table:table-cell table:number-columns-repeated="6"/>
          <table:table-cell office:value-type="string" calcext:value-type="string">
            <text:p>windTarget2</text:p>
          </table:table-cell>
          <table:table-cell office:value-type="string" calcext:value-type="string">
            <text:p>windAoe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émon mineur</text:p>
          </table:table-cell>
          <table:table-cell office:value-type="string" calcext:value-type="string">
            <text:p>demonMineur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8+(2*[.C56])=SUM([.D56:.H56]); &quot;Validé&quot;; &quot;Manque : &quot; &amp; (8+(2*[.C56]) - SUM([.D56:.H56])))" office:value-type="string" office:string-value="Validé" calcext:value-type="string">
            <text:p>Validé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Aoe2</text:p>
          </table:table-cell>
          <table:table-cell table:number-columns-repeated="16364"/>
        </table:table-row>
        <table:table-row table:style-name="ro1">
          <table:table-cell table:style-name="Default" office:value-type="string" calcext:value-type="string">
            <text:p>Golem de fer</text:p>
          </table:table-cell>
          <table:table-cell table:style-name="Default" office:value-type="string" calcext:value-type="string">
            <text:p>golemFer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IF(8+(2*[.C57])=SUM([.D57:.H57]); &quot;Validé&quot;; &quot;Manque : &quot; &amp; (8+(2*[.C57]) - SUM([.D57:.H57])))" office:value-type="string" office:string-value="Validé" calcext:value-type="string">
            <text:p>Validé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che</text:p>
          </table:table-cell>
          <table:table-cell office:value-type="string" calcext:value-type="string">
            <text:p>lich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IF(8+(2*[.C58])=SUM([.D58:.H58]); &quot;Validé&quot;; &quot;Manque : &quot; &amp; (8+(2*[.C58]) - SUM([.D58:.H58])))" office:value-type="string" office:string-value="Validé" calcext:value-type="string">
            <text:p>Validé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Aoe2</text:p>
          </table:table-cell>
          <table:table-cell/>
          <table:table-cell office:value-type="string" calcext:value-type="string">
            <text:p>baton4</text:p>
          </table:table-cell>
          <table:table-cell table:number-columns-repeated="16362"/>
        </table:table-row>
        <table:table-row table:style-name="ro1">
          <table:table-cell table:style-name="Default" office:value-type="string" calcext:value-type="string">
            <text:p>Ogre</text:p>
          </table:table-cell>
          <table:table-cell table:style-name="Default" office:value-type="string" calcext:value-type="string">
            <text:p>ogre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IF(8+(2*[.C59])=SUM([.D59:.H59]); &quot;Validé&quot;; &quot;Manque : &quot; &amp; (8+(2*[.C59]) - SUM([.D59:.H59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hache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Dragonnet bleu</text:p>
          </table:table-cell>
          <table:table-cell office:value-type="string" calcext:value-type="string">
            <text:p>dragonnetBleu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IF(8+(2*[.C60])=SUM([.D60:.H60]); &quot;Validé&quot;; &quot;Manque : &quot; &amp; (8+(2*[.C60]) - SUM([.D60:.H60])))" office:value-type="string" office:string-value="Validé" calcext:value-type="string">
            <text:p>Validé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Aoe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Zélote</text:p>
          </table:table-cell>
          <table:table-cell office:value-type="string" calcext:value-type="string">
            <text:p>zelote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8+(2*[.C61])=SUM([.D61:.H61]); &quot;Validé&quot;; &quot;Manque : &quot; &amp; (8+(2*[.C61]) - SUM([.D61:.H61])))" office:value-type="string" office:string-value="Validé" calcext:value-type="string">
            <text:p>Validé</text:p>
          </table:table-cell>
          <table:table-cell table:number-columns-repeated="16371"/>
        </table:table-row>
        <table:table-row table:style-name="ro1">
          <table:table-cell table:style-name="Default" office:value-type="string" calcext:value-type="string">
            <text:p>Béhémoth</text:p>
          </table:table-cell>
          <table:table-cell table:style-name="Default" office:value-type="string" calcext:value-type="string">
            <text:p>behemoth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IF(8+(2*[.C62])=SUM([.D62:.H62]); &quot;Validé&quot;; &quot;Manque : &quot; &amp; (8+(2*[.C62]) - SUM([.D62:.H62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Élémentaire d’eau</text:p>
          </table:table-cell>
          <table:table-cell table:style-name="Default" office:value-type="string" calcext:value-type="string">
            <text:p>elementaireEau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IF(8+(2*[.C63])=SUM([.D63:.H63]); &quot;Validé&quot;; &quot;Manque : &quot; &amp; (8+(2*[.C63]) - SUM([.D63:.H63])))" office:value-type="string" office:string-value="Validé" calcext:value-type="string">
            <text:p>Validé</text:p>
          </table:table-cell>
          <table:table-cell table:number-columns-repeated="6"/>
          <table:table-cell office:value-type="string" calcext:value-type="string">
            <text:p>healTarget2</text:p>
          </table:table-cell>
          <table:table-cell office:value-type="string" calcext:value-type="string">
            <text:p>healAoe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nge déchu</text:p>
          </table:table-cell>
          <table:table-cell office:value-type="string" calcext:value-type="string">
            <text:p>angeDechu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IF(8+(2*[.C64])=SUM([.D64:.H64]); &quot;Validé&quot;; &quot;Manque : &quot; &amp; (8+(2*[.C64]) - SUM([.D64:.H64])))" office:value-type="string" office:string-value="Validé" calcext:value-type="string">
            <text:p>Validé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olyAoe2</text:p>
          </table:table-cell>
          <table:table-cell/>
          <table:table-cell office:value-type="string" calcext:value-type="string">
            <text:p>baton5</text:p>
          </table:table-cell>
          <table:table-cell table:number-columns-repeated="16362"/>
        </table:table-row>
        <table:table-row table:style-name="ro1">
          <table:table-cell table:style-name="Default" office:value-type="string" calcext:value-type="string">
            <text:p>Golem de chair</text:p>
          </table:table-cell>
          <table:table-cell table:style-name="Default" office:value-type="string" calcext:value-type="string">
            <text:p>golemChair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IF(8+(2*[.C65])=SUM([.D65:.H65]); &quot;Validé&quot;; &quot;Manque : &quot; &amp; (8+(2*[.C65]) - SUM([.D65:.H65])))" office:value-type="string" office:string-value="Validé" calcext:value-type="string">
            <text:p>Validé</text:p>
          </table:table-cell>
          <table:table-cell table:number-columns-repeated="16371"/>
        </table:table-row>
        <table:table-row table:style-name="ro1">
          <table:table-cell table:style-name="Default" office:value-type="string" calcext:value-type="string">
            <text:p>Satyr</text:p>
          </table:table-cell>
          <table:table-cell table:style-name="Default" office:value-type="string" calcext:value-type="string">
            <text:p>satyr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(8+(2*[.C66])=SUM([.D66:.H66]); &quot;Validé&quot;; &quot;Manque : &quot; &amp; (8+(2*[.C66]) - SUM([.D66:.H66])))" office:value-type="string" office:string-value="Validé" calcext:value-type="string">
            <text:p>Validé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ache5</text:p>
          </table:table-cell>
          <table:table-cell table:number-columns-repeated="16362"/>
        </table:table-row>
        <table:table-row table:style-name="ro1">
          <table:table-cell table:style-name="Default" office:value-type="string" calcext:value-type="string">
            <text:p>Colosse</text:p>
          </table:table-cell>
          <table:table-cell table:style-name="Default" office:value-type="string" calcext:value-type="string">
            <text:p>colosse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IF(8+(2*[.C67])=SUM([.D67:.H67]); &quot;Validé&quot;; &quot;Manque : &quot; &amp; (8+(2*[.C67]) - SUM([.D67:.H67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sword5</text:p>
          </table:table-cell>
          <table:table-cell table:number-columns-repeated="16362"/>
        </table:table-row>
        <table:table-row table:style-name="ro1" table:number-rows-repeated="1048508">
          <table:table-cell table:number-columns-repeated="16380"/>
        </table:table-row>
        <table:table-row table:style-name="ro1"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/00/0000</text:date>, <text:time style:data-style-name="N2" text:time-value="11:10:18.7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1T18:44:00.334000000</meta:creation-date>
    <dc:date>2025-03-12T15:36:15.514000000</dc:date>
    <meta:editing-duration>PT3H35M53S</meta:editing-duration>
    <meta:editing-cycles>8</meta:editing-cycles>
    <meta:generator>LibreOffice/24.8.5.2$Windows_X86_64 LibreOffice_project/fddf2685c70b461e7832239a0162a77216259f22</meta:generator>
    <meta:document-statistic meta:table-count="1" meta:cell-count="741" meta:object-count="0"/>
  </office:meta>
</office:document-meta>
</file>